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79b92c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4d8108" style:font-size-asian="9pt" style:font-name-complex="Arial1" style:font-size-complex="9pt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66985e" officeooo:paragraph-rsid="0066985e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74dfba" officeooo:paragraph-rsid="0074dfba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74dfba" officeooo:paragraph-rsid="0074dfba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6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7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8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9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0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1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4" style:family="paragraph" style:parent-style-name="Standard">
      <style:text-properties fo:font-size="9pt" officeooo:rsid="00606964" officeooo:paragraph-rsid="00606964" fo:background-color="transparent" style:font-size-asian="9pt" style:font-size-complex="9pt"/>
    </style:style>
    <style:style style:name="P75" style:family="paragraph" style:parent-style-name="Standard">
      <style:text-properties style:font-name="Arial1" fo:font-size="12pt" fo:font-weight="normal" officeooo:rsid="0026a176" officeooo:paragraph-rsid="00573b9f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7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4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5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6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7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8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9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0" style:family="paragraph" style:parent-style-name="Standard" style:list-style-name="WW8Num270">
      <style:text-properties fo:font-size="10pt" style:font-size-asian="10pt" style:font-name-complex="Arial1"/>
    </style:style>
    <style:style style:name="P91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2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3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4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5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6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7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8" style:family="paragraph" style:parent-style-name="Heading_20_3">
      <style:text-properties style:font-name="Arial1" style:font-name-complex="Arial1"/>
    </style:style>
    <style:style style:name="P99" style:family="paragraph" style:parent-style-name="Heading_20_3">
      <style:text-properties officeooo:paragraph-rsid="00100358"/>
    </style:style>
    <style:style style:name="P100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6bd3fd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6b28ec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76b792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6aa203" style:font-size-asian="9pt" style:font-size-complex="9pt"/>
    </style:style>
    <style:style style:name="T27" style:family="text">
      <style:text-properties fo:font-size="9pt" officeooo:rsid="007cf96b" style:font-size-asian="9pt" style:font-size-complex="9pt"/>
    </style:style>
    <style:style style:name="T28" style:family="text">
      <style:text-properties officeooo:rsid="00682f8d"/>
    </style:style>
    <style:style style:name="T29" style:family="text">
      <style:text-properties officeooo:rsid="006cde93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<text:title>updateReleves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7">Version : </text:span><text:span text:style-name="T7"><text:user-defined style:data-style-name="N0" text:name="Version">0.1</text:user-defined></text:span></text:p>
            <text:p text:style-name="P49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2">r</text:span>enseigner :</text:p>
      <text:list xml:id="list1389056853" text:style-name="L1">
        <text:list-item>
          <text:p text:style-name="P91">Résumé : Titre (nom du batch), Sujet, ..</text:p>
        </text:list-item>
        <text:list-item>
          <text:p text:style-name="P92">Personnalisation : état, Version, Projet, Date_Document …</text:p>
        </text:list-item>
      </text:list>
      <text:p text:style-name="P51"/>
      <text:p text:style-name="P46">Descriptif du Document</text:p>
      <text:p text:style-name="P76"><text:span text:style-name="T3">Titre du document<text:tab/></text:span><text:span text:style-name="T6">Fiche enchaînement : </text:span><text:span text:style-name="T4"><text:title>updateReleves</text:title></text:span></text:p>
      <text:p text:style-name="P77"><text:span text:style-name="T3">Version du document<text:tab/></text:span><text:span text:style-name="T6"><text:user-defined style:data-style-name="N0" text:name="Version">0.1</text:user-defined></text:span></text:p>
      <text:p text:style-name="P77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8">0.1</text:p>
          </table:table-cell>
          <table:table-cell table:style-name="Tableau2.A2" office:value-type="string">
            <text:p text:style-name="P81"><text:span text:style-name="T23">24</text:span>/10/2019</text:p>
          </table:table-cell>
          <table:table-cell table:style-name="Tableau2.A2" office:value-type="string">
            <text:p text:style-name="P82">Aude Mulliez</text:p>
          </table:table-cell>
          <table:table-cell table:style-name="Tableau2.D2" office:value-type="string">
            <text:p text:style-name="P80">Initialisation de la fiche</text:p>
          </table:table-cell>
        </table:table-row>
        <table:table-row table:style-name="Tableau2.1">
          <table:table-cell table:style-name="Tableau2.A3" office:value-type="string">
            <text:p text:style-name="P78">1.0</text:p>
          </table:table-cell>
          <table:table-cell table:style-name="Tableau2.B3" office:value-type="string">
            <text:p text:style-name="P83"/>
          </table:table-cell>
          <table:table-cell table:style-name="Tableau2.C3" office:value-type="string">
            <text:p text:style-name="P83"/>
          </table:table-cell>
          <table:table-cell table:style-name="Tableau2.D3" office:value-type="string">
            <text:p text:style-name="P84"/>
          </table:table-cell>
        </table:table-row>
        <table:table-row table:style-name="Tableau2.1">
          <table:table-cell table:style-name="Tableau2.A4" office:value-type="string">
            <text:p text:style-name="P79"/>
          </table:table-cell>
          <table:table-cell table:style-name="Tableau2.B4" office:value-type="string">
            <text:p text:style-name="P83"/>
          </table:table-cell>
          <table:table-cell table:style-name="Tableau2.C4" office:value-type="string">
            <text:p text:style-name="P83"/>
          </table:table-cell>
          <table:table-cell table:style-name="Tableau2.D4" office:value-type="string">
            <text:p text:style-name="P84"/>
          </table:table-cell>
        </table:table-row>
        <table:table-row table:style-name="Tableau2.1">
          <table:table-cell table:style-name="Tableau2.A5" office:value-type="string">
            <text:p text:style-name="P79"/>
          </table:table-cell>
          <table:table-cell table:style-name="Tableau2.B5" office:value-type="string">
            <text:p text:style-name="P83"/>
          </table:table-cell>
          <table:table-cell table:style-name="Tableau2.C5" office:value-type="string">
            <text:p text:style-name="P83"/>
          </table:table-cell>
          <table:table-cell table:style-name="Tableau2.D5" office:value-type="string">
            <text:p text:style-name="P84"/>
          </table:table-cell>
        </table:table-row>
      </table:table>
      <text:p text:style-name="P85"/>
      <text:p text:style-name="P85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89"><text:a xlink:type="simple" xlink:href="#__RefHeading___Toc383072523" text:style-name="Index_20_Link" text:visited-style-name="Index_20_Link">1.1 <text:s/>Enchaînement : updateReleves<text:tab/>3</text:a></text:p>
          <text:p text:style-name="P89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93" text:outline-level="1"><text:bookmark-start text:name="__RefHeading___Toc120_1301119060"/><text:span text:style-name="T16"><text:s/></text:span>Fiche enchainement<text:bookmark-end text:name="__RefHeading___Toc120_1301119060"/></text:h>
      <text:p text:style-name="P88"/>
      <text:h text:style-name="P96" text:outline-level="2"><text:bookmark-start text:name="__RefHeading___Toc383072523"/><text:span text:style-name="T13">Enchaînement : </text:span><text:span text:style-name="T13"><text:title>updateReleves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es relevés IPC dont une modification a été effectuée et non encore prise en compte dans Prisme (permet de gérer les apurements de relevés du mois M-1 intervenant en Semaine 4 et ayant sur des relevés déjà initialisés pour le mois M) <text:span text:style-name="T28">pour les mettre à jour dans la base Prisme collec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8">Quotidien,<text:span text:style-name="T24">à la suite du batch importReleves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30">Fonctionne en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00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4">updateReleves</text:p>
          </table:table-cell>
          <table:table-cell table:style-name="Tableau4.A1" office:value-type="string">
            <text:p text:style-name="P40">updateReleves</text:p>
          </table:table-cell>
          <table:table-cell table:style-name="Tableau4.C1" office:value-type="string">
            <text:p text:style-name="P25">Tous les jours <text:span text:style-name="T25">à la suite de </text:span><text:span text:style-name="T26">import</text:span><text:span text:style-name="T27">Releves</text:span><text:span text:style-name="T25"> (quel que soit son code retour)</text:span></text:p>
          </table:table-cell>
        </table:table-row>
      </table:table>
      <text:p text:style-name="P50"/>
      <text:h text:style-name="P98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97" text:outline-level="2"><text:bookmark-start text:name="__RefHeading___Toc383072524"/>Description des Unités de traitement <text:bookmark-end text:name="__RefHeading___Toc383072524"/></text:h>
      <text:h text:style-name="P99" text:outline-level="3">Description de l’unité <text:span text:style-name="T14">updateReleves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6"><text:s/></text:span><text:span text:style-name="T17">updateReleves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4">Tous les jours <text:span text:style-name="T25">à la suite de importReleves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5">Lanceur <text:span text:style-name="T5">updateReleves</text:span></text:p>
            <text:p text:style-name="P72"/>
            <text:p text:style-name="P7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4">&lt; 1<text:span text:style-name="T29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4">&lt; 1<text:span text:style-name="T29">5</text:span> min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5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6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6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6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7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8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8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3">0</text:span><text:span text:style-name="T15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3">202</text:span><text:span text:style-name="T15"> ARRET</text:span></text:p>
          </table:table-cell>
          <table:table-cell table:style-name="Tableau5.C24" office:value-type="string">
            <text:p text:style-name="P69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0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69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94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1">tables releve_simple, point_de_vente_dans_la_tournee, tournee_collecte, produit_a_remplacer, produit, valeur_ct, donnee_historique, message_collecte de la base Postgres Prisme collecte mises à jour .</text:span>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95" text:outline-level="1"><text:bookmark-start text:name="__RefHeading___Toc383072526"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2854374379" text:style-name="WW8Num270">
        <text:list-item>
          <text:p text:style-name="P90">Règle calendaire</text:p>
        </text:list-item>
        <text:list-item>
          <text:p text:style-name="P90">Sur fin d’un autre traitement</text:p>
        </text:list-item>
        <text:list-item>
          <text:p text:style-name="P90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/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2">Sauvegarde Physique</text:span><text:span text:style-name="T11"> (archivage)</text:span></text:p>
      <text:p text:style-name="P56"><text:soft-page-break/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/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87">Informations complémentaires (graphe d’enchaînement etc ..).</text:p>
      <text:p text:style-name="P87"/>
      <text:p text:style-name="P86"/>
      <text:p text:style-name="P86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2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updateReleves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05/12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pdateReleves</dc:title>
    <dc:subject>Fiche Batch updateReleves</dc:subject>
    <meta:initial-creator>dqb4no</meta:initial-creator>
    <meta:creation-date>2014-08-13T11:59:00</meta:creation-date>
    <dc:creator>Aude Mulliez</dc:creator>
    <dc:date>2019-12-05T09:44:44.838000000</dc:date>
    <meta:print-date>2014-08-13T10:37:00</meta:print-date>
    <meta:editing-cycles>112</meta:editing-cycles>
    <meta:editing-duration>PT1H35M59S</meta:editing-duration>
    <meta:generator>LibreOffice/5.4.6.2$Windows_X86_64 LibreOffice_project/4014ce260a04f1026ba855d3b8d91541c224eab8</meta:generator>
    <dc:description>Description du batch permettant de mettre à jour les relevés d'une campagne déjà initialisée dans Prisme en cas d'apurement tardif côté IPC </dc:description>
    <meta:keyword>updateReleves</meta:keyword>
    <meta:keyword>IPC</meta:keyword>
    <meta:document-statistic meta:table-count="7" meta:image-count="1" meta:object-count="0" meta:page-count="6" meta:paragraph-count="186" meta:word-count="1032" meta:character-count="6866" meta:non-whitespace-character-count="6008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